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7f139" officeooo:paragraph-rsid="0007f1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4T21:16:14.102027631</meta:creation-date>
    <dc:date>2023-09-24T21:16:43.553863511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1.0.4$Linux_x86 LibreOffice_project/89ea49ddacd9aa532507cbf852f2bb22b1ace28</meta:generator>
  </office:meta>
</office:document-meta>
</file>